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14.15pt"/>
    </style:style>
    <style:style style:name="P4" style:family="paragraph">
      <style:paragraph-properties fo:line-height="120.00%" fo:text-align="left" fo:margin-bottom="7.00pt"/>
    </style:style>
    <style:style style:name="P5" style:family="paragraph">
      <style:paragraph-properties fo:line-height="100.00%" fo:text-align="left" fo:margin-bottom="14.15pt"/>
    </style:style>
    <style:style style:name="P6" style:family="paragraph">
      <style:paragraph-properties fo:line-height="120.00%" fo:text-align="left" fo:margin-bottom="7.00pt"/>
    </style:style>
  </office:automatic-styles>
  <office:body>
    <office:text>
      <text:p text:style-name="P1"><text:span text:style-name="T1">Num2:</text:span></text:p>
      <text:p text:style-name="P1"><text:span text:style-name="T1">有n个任务，第i个任务需要时间xi来完成，并且第i个任务必须在它 “前面的” 某些任务完成之后才能开始。</text:span></text:p>
      <text:p text:style-name="P1"><text:span text:style-name="T1">给你任务信息，问你最短需要多少时间来完成任务。</text:span></text:p>
      <text:p text:style-name="P1"><text:span text:style-name="T1">Input</text:span></text:p>
      <text:p text:style-name="P1"><text:span text:style-name="T1">第一行输入一个n，代表任务的个数，接下来有n行，第一行代表任务一，第二行代表任务二......，每一行的第一个数字代表要完成相应的任务所需要的时间，然后输入一个m代表在它前面的任务数量，接下来的m个数表示相应要完成的任务。</text:span></text:p>
      <text:p text:style-name="P1"><text:span text:style-name="T1">Output</text:span></text:p>
      <text:p text:style-name="P1"><text:span text:style-name="T1">输出最短的时间来完成所有的任务。</text:span></text:p>
      <text:p text:style-name="P1"><text:span text:style-name="T1">Sample Input</text:span></text:p>
      <text:p text:style-name="P2"><text:span text:style-name="T2">7</text:span></text:p>
      <text:p text:style-name="P2"><text:span text:style-name="T2">5 0</text:span></text:p>
      <text:p text:style-name="P2"><text:span text:style-name="T2">1 1 1</text:span></text:p>
      <text:p text:style-name="P2"><text:span text:style-name="T2">3 1 2</text:span></text:p>
      <text:p text:style-name="P2"><text:span text:style-name="T2">6 1 1</text:span></text:p>
      <text:p text:style-name="P2"><text:span text:style-name="T2">1 2 2 4</text:span></text:p>
      <text:p text:style-name="P2"><text:span text:style-name="T2">8 2 2 4</text:span></text:p>
      <text:p text:style-name="P3"><text:span text:style-name="T2">4 3 3 5 6</text:span></text:p>
      <text:p text:style-name="P4"><text:span text:style-name="T3">Sample Output</text:span></text:p>
      <text:p text:style-name="P5"><text:span text:style-name="T4">23</text:span></text:p>
      <text:p text:style-name="P6"><text:span text:style-name="T5">by yua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